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57cb9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03867488" text:id="ct14071970386748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03867744" text:id="ct140719703867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03867952" text:id="ct140719703867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93076992" text:id="ct1407197930769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70525232" text:id="ct140719670525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92741072" text:id="ct1407197927410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03867488"/><text:change-start text:change-id="ct140719703867744"/>Adopt<text:change-end text:change-id="ct140719703867744"/>ed<text:change-start text:change-id="ct140719703867952"/> as a <text:change-end text:change-id="ct140719703867952"/>NMRA <text:change-start text:change-id="ct140719793076992"/>Standard<text:change-end text:change-id="ct14071979307699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719670525232"/><text:change-start text:change-id="ct140719792741072"/>Version History<text:change-end text:change-id="ct1407197927410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26:51.170374159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7M17S</meta:editing-duration>
    <meta:generator>LibreOffice/4.4.0.3$MacOSX_X86_64 LibreOffice_project/de093506bcdc5fafd9023ee680b8c60e3e0645d7</meta:generator>
    <dc:date>2016-02-08T09:26:51.03431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0" meta:character-count="480" meta:non-whitespace-character-count="407"/>
  </office:meta>
</office:document-meta>
</file>